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52c4" officeooo:paragraph-rsid="001252c4"/>
    </style:style>
    <style:style style:name="P2" style:family="paragraph" style:parent-style-name="Standard" style:list-style-name="L1">
      <style:text-properties officeooo:rsid="001252c4" officeooo:paragraph-rsid="001252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net Video Game Database-</text:p>
      <text:p text:style-name="P1"/>
      <text:list xml:id="list1904897410" text:style-name="L1">
        <text:list-item>
          <text:p text:style-name="P2">what are our sources of data?</text:p>
        </text:list-item>
        <text:list-item>
          <text:p text:style-name="P2">How will we analyze them?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18:58:22.278000000</meta:creation-date>
    <dc:date>2020-08-04T19:20:41.698000000</dc:date>
    <meta:editing-duration>PT12M9S</meta:editing-duration>
    <meta:editing-cycles>1</meta:editing-cycles>
    <meta:document-statistic meta:table-count="0" meta:image-count="0" meta:object-count="0" meta:page-count="1" meta:paragraph-count="4" meta:word-count="18" meta:character-count="86" meta:non-whitespace-character-count="74"/>
    <meta:generator>LibreOffice/6.1.0.3$Windows_X86_64 LibreOffice_project/efb621ed25068d70781dc026f7e9c5187a4decd1</meta:generator>
  </office:meta>
</office:document-meta>
</file>